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style mathsize="16pt">
            <mstyle mathvariant="bold">
              <munder accentunder="true">
                <mrow>
                  <msup>
                    <mn>2</mn>
                    <mi mathvariant="italic">nd</mi>
                  </msup>
                  <mi mathvariant="italic">try</mi>
                  <mi mathvariant="normal">:</mi>
                </mrow>
                <mo>̲</mo>
              </munder>
            </mstyle>
          </mstyle>
        </mtd>
      </mtr>
      <mtr>
        <mtd>
          <mrow>
            <mrow>
              <mi>x</mi>
              <mo stretchy="false">=</mo>
              <mrow>
                <msub>
                  <mi>x</mi>
                  <mn>0</mn>
                </msub>
                <mo stretchy="false">+</mo>
                <mi>¯</mi>
              </mrow>
            </mrow>
            <mrow>
              <mi>v</mi>
              <mo stretchy="false">∗</mo>
              <mi>t</mi>
            </mrow>
          </mrow>
        </mtd>
      </mtr>
      <mtr>
        <mtd>
          <mrow>
            <mi>v</mi>
            <mo stretchy="false">=</mo>
            <mfrac>
              <mrow>
                <msub>
                  <mi>v</mi>
                  <mn>0</mn>
                </msub>
                <mo stretchy="false">+</mo>
                <mi>v</mi>
              </mrow>
              <mn>2</mn>
            </mfrac>
          </mrow>
        </mtd>
      </mtr>
      <mtr>
        <mtd>
          <mrow>
            <mi>v</mi>
            <mo stretchy="false">=</mo>
            <mrow>
              <msub>
                <mi>v</mi>
                <mn>0</mn>
              </msub>
              <mo stretchy="false">+</mo>
              <mrow>
                <mi>a</mi>
                <mo stretchy="false">∗</mo>
                <mi>t</mi>
              </mrow>
            </mrow>
          </mrow>
        </mtd>
      </mtr>
      <mtr>
        <mtd>
          <mrow>
            <mi>x</mi>
            <mo stretchy="false">=</mo>
            <mrow>
              <msub>
                <mi>x</mi>
                <mn>0</mn>
              </msub>
              <mo stretchy="false">+</mo>
              <mrow>
                <msub>
                  <mi>v</mi>
                  <mn>0</mn>
                </msub>
                <mo stretchy="false">∗</mo>
                <mi>t</mi>
              </mrow>
              <mo stretchy="false">+</mo>
              <mrow>
                <mfrac>
                  <mn>1</mn>
                  <mn>2</mn>
                </mfrac>
                <mo stretchy="false">∗</mo>
                <mi>a</mi>
                <mo stretchy="false">∗</mo>
                <msup>
                  <mi>t</mi>
                  <mn>2</mn>
                </msup>
              </mrow>
            </mrow>
          </mrow>
        </mtd>
      </mtr>
      <mtr>
        <mtd>
          <mrow>
            <msup>
              <mi>v</mi>
              <mn>2</mn>
            </msup>
            <mo stretchy="false">=</mo>
            <mrow>
              <msubsup>
                <mi>v</mi>
                <mn>0</mn>
                <mn>2</mn>
              </msubsup>
              <mo stretchy="false">+</mo>
              <mrow>
                <mn>2</mn>
                <mo stretchy="false">∗</mo>
                <mi>a</mi>
                <mo stretchy="false">∗</mo>
                <mrow>
                  <mo fence="true" form="prefix" stretchy="false">(</mo>
                  <mrow>
                    <mrow>
                      <mi>x</mi>
                      <mi>−</mi>
                      <msub>
                        <mi>x</mi>
                        <mn>0</mn>
                      </msub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sub>
                <mi>v</mi>
                <mi>x</mi>
              </msub>
              <mo stretchy="false">=</mo>
              <mrow>
                <mi>v</mi>
                <mo stretchy="false">∗</mo>
                <mi>cos</mi>
              </mrow>
            </mrow>
            <mrow>
              <mo fence="true" form="prefix" stretchy="false">(</mo>
              <mrow>
                <mi>⍬</mi>
              </mrow>
              <mo fence="true" form="postfix" stretchy="false">)</mo>
            </mrow>
          </mrow>
        </mtd>
      </mtr>
      <mtr>
        <mtd>
          <mrow>
            <mrow>
              <msub>
                <mi>v</mi>
                <mi>y</mi>
              </msub>
              <mo stretchy="false">=</mo>
              <mrow>
                <mi>v</mi>
                <mo stretchy="false">∗</mo>
                <mi>sin</mi>
              </mrow>
            </mrow>
            <mrow>
              <mo fence="true" form="prefix" stretchy="false">(</mo>
              <mrow>
                <mi>⍬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row>
                <msub>
                  <mi>y</mi>
                  <mn>0</mn>
                </msub>
                <mo stretchy="false">+</mo>
                <mfrac>
                  <mn>1</mn>
                  <mn>2</mn>
                </mfrac>
              </mrow>
            </mrow>
            <mrow>
              <mrow>
                <mo fence="true" form="prefix" stretchy="false">(</mo>
                <mrow>
                  <mrow>
                    <msub>
                      <mi>v</mi>
                      <mrow>
                        <mn>0</mn>
                        <mi>y</mi>
                      </mrow>
                    </msub>
                    <mo stretchy="false">+</mo>
                    <msub>
                      <mi>v</mi>
                      <mi>y</mi>
                    </msub>
                  </mrow>
                </mrow>
                <mo fence="true" form="postfix" stretchy="false">)</mo>
              </mrow>
              <mo stretchy="false">∗</mo>
              <mi>t</mi>
            </mrow>
          </mrow>
        </mtd>
      </mtr>
      <mtr>
        <mtd>
          <mrow>
            <mrow>
              <msub>
                <mi>v</mi>
                <mi>y</mi>
              </msub>
              <mo stretchy="false">=</mo>
              <msub>
                <mi>v</mi>
                <mrow>
                  <mn>0</mn>
                  <mi>y</mi>
                </mrow>
              </msub>
            </mrow>
            <mi>−</mi>
            <mrow>
              <mi>g</mi>
              <mo stretchy="false">∗</mo>
              <mi>t</mi>
            </mrow>
          </mrow>
        </mtd>
      </mtr>
      <mtr>
        <mtd>
          <mrow>
            <mrow>
              <mi>y</mi>
              <mo stretchy="false">=</mo>
              <mrow>
                <msub>
                  <mi>y</mi>
                  <mn>0</mn>
                </msub>
                <mo stretchy="false">+</mo>
                <mrow>
                  <msub>
                    <mi>v</mi>
                    <mrow>
                      <mn>0</mn>
                      <mi>y</mi>
                    </mrow>
                  </msub>
                  <mo stretchy="false">∗</mo>
                  <mi>t</mi>
                </mrow>
              </mrow>
            </mrow>
            <mi>−</mi>
            <mrow>
              <mfrac>
                <mn>1</mn>
                <mn>2</mn>
              </mfrac>
              <mo stretchy="false">∗</mo>
              <mi>g</mi>
              <mo stretchy="false">∗</mo>
              <msup>
                <mi>t</mi>
                <mn>2</mn>
              </msup>
            </mrow>
          </mrow>
        </mtd>
      </mtr>
      <mtr>
        <mtd>
          <mrow>
            <mrow>
              <msubsup>
                <mi>v</mi>
                <mi>y</mi>
                <mn>2</mn>
              </msubsup>
              <mo stretchy="false">=</mo>
              <msubsup>
                <mi>v</mi>
                <mrow>
                  <mn>0</mn>
                  <mi>y</mi>
                </mrow>
                <mn>2</mn>
              </msubsup>
            </mrow>
            <mi>−</mi>
            <mrow>
              <mn>2</mn>
              <mo stretchy="false">∗</mo>
              <mi>g</mi>
              <mo stretchy="false">∗</mo>
              <mrow>
                <mo fence="true" form="prefix" stretchy="false">(</mo>
                <mrow>
                  <mrow>
                    <mi>y</mi>
                    <mi>−</mi>
                    <msub>
                      <mi>y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style mathsize="15pt">
            <mstyle mathvariant="bold">
              <munder accentunder="true">
                <mrow>
                  <mi mathvariant="italic">Hot</mi>
                  <mi mathvariant="italic">rock</mi>
                  <mi mathvariant="italic">projectile</mi>
                </mrow>
                <mo>̲</mo>
              </munder>
            </mstyle>
          </mstyle>
        </mtd>
      </mtr>
      <mtr>
        <mtd>
          <mstyle mathsize="8pt">
            <mtext>https://courses.lumenlearning.com/physics/chapter/3-4-projectile-motion/</mtext>
          </mstyle>
        </mtd>
      </mtr>
      <mtr>
        <mtd>
          <mrow>
            <mstyle mathvariant="bold">
              <munder accentunder="true">
                <mi mathvariant="italic">Geg</mi>
                <mo>̲</mo>
              </munder>
            </mstyle>
            <mi mathvariant="normal">:</mi>
          </mrow>
        </mtd>
      </mtr>
      <mtr>
        <mtd>
          <mrow>
            <mrow>
              <msub>
                <mi>v</mi>
                <mn>0</mn>
              </msub>
              <mo stretchy="false">=</mo>
              <mn>25</mn>
            </mrow>
            <mfrac bevelled="true">
              <mi>m</mi>
              <mi>s</mi>
            </mfrac>
          </mrow>
        </mtd>
      </mtr>
      <mtr>
        <mtd>
          <mrow>
            <mrow>
              <msub>
                <mi>⍬</mi>
                <mn>0</mn>
              </msub>
              <mo stretchy="false">=</mo>
              <mn>35.0</mn>
            </mrow>
            <mi>°</mi>
          </mrow>
        </mtd>
      </mtr>
      <mtr>
        <mtd>
          <mrow>
            <mrow>
              <msub>
                <mi>y</mi>
                <mn>0</mn>
              </msub>
              <mo stretchy="false">=</mo>
              <mn>0</mn>
            </mrow>
            <mi>m</mi>
          </mrow>
        </mtd>
      </mtr>
      <mtr>
        <mtd>
          <mrow>
            <mrow>
              <mi>y</mi>
              <mo stretchy="false">=</mo>
              <mrow>
                <mo stretchy="false">−</mo>
                <mn>20</mn>
              </mrow>
            </mrow>
            <mi>m</mi>
          </mrow>
        </mtd>
      </mtr>
      <mtr>
        <mtd>
          <mrow>
            <mstyle mathvariant="bold">
              <munder accentunder="true">
                <mi mathvariant="italic">Calculation</mi>
                <mo>̲</mo>
              </munder>
            </mstyle>
            <mi mathvariant="normal">:</mi>
          </mrow>
        </mtd>
      </mtr>
      <mtr>
        <mtd>
          <mrow>
            <mi>y</mi>
            <mo stretchy="false">=</mo>
            <mrow>
              <msub>
                <mi>y</mi>
                <mn>0</mn>
              </msub>
              <mo stretchy="false">+</mo>
              <mrow>
                <msub>
                  <mi>v</mi>
                  <mrow>
                    <mn>0</mn>
                    <mi>y</mi>
                  </mrow>
                </msub>
                <mo stretchy="false">∗</mo>
                <mi>t</mi>
              </mrow>
              <mo stretchy="false">−</mo>
              <mrow>
                <mfrac>
                  <mn>1</mn>
                  <mn>2</mn>
                </mfrac>
                <mo stretchy="false">∗</mo>
                <mi>g</mi>
                <mo stretchy="false">∗</mo>
                <msup>
                  <mi>t</mi>
                  <mn>2</mn>
                </msup>
              </mrow>
            </mrow>
          </mrow>
        </mtd>
      </mtr>
      <mtr>
        <mtd>
          <mrow>
            <mrow>
              <msub>
                <mi>V</mi>
                <mrow>
                  <mn>0</mn>
                  <mi>y</mi>
                </mrow>
              </msub>
              <mo stretchy="false">=</mo>
              <mrow>
                <msub>
                  <mi>v</mi>
                  <mn>0</mn>
                </msub>
                <mo stretchy="false">∗</mo>
                <mi>sin</mi>
              </mrow>
            </mrow>
            <mrow>
              <mrow>
                <mo fence="true" form="prefix" stretchy="false">(</mo>
                <mrow>
                  <msub>
                    <mi>⍬</mi>
                    <mn>0</mn>
                  </msub>
                </mrow>
                <mo fence="true" form="postfix" stretchy="false">)</mo>
              </mrow>
              <mo stretchy="false">=</mo>
              <mn>25</mn>
            </mrow>
            <mrow>
              <mfrac bevelled="true">
                <mi>m</mi>
                <mi>s</mi>
              </mfrac>
              <mo stretchy="false">∗</mo>
              <mi>sin</mi>
            </mrow>
            <mrow>
              <mrow>
                <mo fence="true" form="prefix" stretchy="false">(</mo>
                <mrow>
                  <mrow>
                    <mn>35</mn>
                    <mi>°</mi>
                  </mrow>
                </mrow>
                <mo fence="true" form="postfix" stretchy="false">)</mo>
              </mrow>
              <mo stretchy="false">=</mo>
              <mn>14.3</mn>
            </mrow>
            <mfrac bevelled="true">
              <mi>m</mi>
              <mi>s</mi>
            </mfrac>
          </mrow>
        </mtd>
      </mtr>
      <mtr>
        <mtd>
          <mrow>
            <mrow>
              <mo stretchy="false">−</mo>
              <mn>20</mn>
            </mrow>
            <mrow>
              <mi>m</mi>
              <mo stretchy="false">=</mo>
              <mn>14.3</mn>
            </mrow>
            <mrow>
              <mrow>
                <mfrac bevelled="true">
                  <mi>m</mi>
                  <mi>s</mi>
                </mfrac>
                <mo stretchy="false">∗</mo>
                <mi>t</mi>
              </mrow>
              <mo stretchy="false">−</mo>
              <mn>4.9</mn>
            </mrow>
            <mrow>
              <mfrac bevelled="true">
                <mi>m</mi>
                <msup>
                  <mi>s</mi>
                  <mn>2</mn>
                </msup>
              </mfrac>
              <mo stretchy="false">∗</mo>
              <msup>
                <mi>t</mi>
                <mn>2</mn>
              </msup>
            </mrow>
          </mrow>
        </mtd>
      </mtr>
      <mtr>
        <mtd>
          <mrow/>
        </mtd>
      </mtr>
      <mtr>
        <mtd>
          <mrow/>
        </mtd>
      </mtr>
      <mtr>
        <mtd>
          <mrow>
            <mi>y</mi>
            <mo stretchy="false">=</mo>
            <mrow>
              <msub>
                <mi>y</mi>
                <mn>0</mn>
              </msub>
              <mo stretchy="false">+</mo>
              <mrow>
                <msub>
                  <mi>v</mi>
                  <mrow>
                    <mn>0</mn>
                    <mi>y</mi>
                  </mrow>
                </msub>
                <mo stretchy="false">∗</mo>
                <mi>t</mi>
              </mrow>
              <mo stretchy="false">−</mo>
              <mfrac>
                <mrow>
                  <mn>9.81</mn>
                  <mo stretchy="false">∗</mo>
                  <msup>
                    <mi>t</mi>
                    <mn>2</mn>
                  </msup>
                </mrow>
                <mn>2</mn>
              </mfrac>
            </mrow>
          </mrow>
        </mtd>
      </mtr>
      <mtr>
        <mtd>
          <mrow>
            <mrow>
              <mrow>
                <mo stretchy="false">−</mo>
                <msub>
                  <mi>v</mi>
                  <mrow>
                    <mn>0</mn>
                    <mi>y</mi>
                  </mrow>
                </msub>
              </mrow>
              <mo stretchy="false">∗</mo>
              <mi>t</mi>
            </mrow>
            <mo stretchy="false">=</mo>
            <mrow>
              <msub>
                <mi>y</mi>
                <mn>0</mn>
              </msub>
              <mo stretchy="false">−</mo>
              <mfrac>
                <mrow>
                  <mn>9.81</mn>
                  <mo stretchy="false">∗</mo>
                  <msup>
                    <mi>t</mi>
                    <mn>2</mn>
                  </msup>
                </mrow>
                <mn>2</mn>
              </mfrac>
              <mo stretchy="false">−</mo>
              <mi>y</mi>
            </mrow>
          </mrow>
        </mtd>
      </mtr>
      <mtr>
        <mtd>
          <mrow>
            <mrow>
              <msub>
                <mi>v</mi>
                <mrow>
                  <mn>0</mn>
                  <mi>y</mi>
                </mrow>
              </msub>
              <mo stretchy="false">∗</mo>
              <mi>t</mi>
            </mrow>
            <mo stretchy="false">=</mo>
            <mrow>
              <mrow>
                <mo stretchy="false">−</mo>
                <msub>
                  <mi>y</mi>
                  <mn>0</mn>
                </msub>
              </mrow>
              <mo stretchy="false">+</mo>
              <mfrac>
                <mrow>
                  <mn>9.81</mn>
                  <mo stretchy="false">∗</mo>
                  <msup>
                    <mi>t</mi>
                    <mn>2</mn>
                  </msup>
                </mrow>
                <mn>2</mn>
              </mfrac>
              <mo stretchy="false">+</mo>
              <mi>y</mi>
            </mrow>
          </mrow>
        </mtd>
      </mtr>
      <mtr>
        <mtd>
          <mrow>
            <msub>
              <mi>v</mi>
              <mrow>
                <mn>0</mn>
                <mi>y</mi>
              </mrow>
            </msub>
            <mo stretchy="false">=</mo>
            <mfrac>
              <mrow>
                <mrow>
                  <mn>2</mn>
                  <mo stretchy="false">∗</mo>
                  <msub>
                    <mi>y</mi>
                    <mn>0</mn>
                  </msub>
                </mrow>
                <mo stretchy="false">+</mo>
                <mrow>
                  <mn>9.81</mn>
                  <mo stretchy="false">∗</mo>
                  <msup>
                    <mi>t</mi>
                    <mn>2</mn>
                  </msup>
                </mrow>
                <mo stretchy="false">+</mo>
                <mrow>
                  <mn>2</mn>
                  <mo stretchy="false">∗</mo>
                  <mi>y</mi>
                </mrow>
              </mrow>
              <mrow>
                <mn>2</mn>
                <mo stretchy="false">∗</mo>
                <mi>t</mi>
              </mrow>
            </mfrac>
          </mrow>
        </mtd>
      </mtr>
      <mtr>
        <mtd>
          <mrow>
            <mrow>
              <msub>
                <mi>v</mi>
                <mrow>
                  <mn>0</mn>
                  <mi>y</mi>
                </mrow>
              </msub>
              <mo stretchy="false">=</mo>
              <mrow>
                <mi>v</mi>
                <mo stretchy="false">∗</mo>
                <mi>sin</mi>
              </mrow>
            </mrow>
            <mrow>
              <mo fence="true" form="prefix" stretchy="false">(</mo>
              <mrow>
                <msub>
                  <mi>⍬</mi>
                  <mn>0</mn>
                </msub>
              </mrow>
              <mo fence="true" form="postfix" stretchy="false">)</mo>
            </mrow>
          </mrow>
        </mtd>
      </mtr>
      <mtr>
        <mtd>
          <mrow>
            <mrow>
              <mi>v</mi>
              <mo stretchy="false">∗</mo>
              <mi>sin</mi>
            </mrow>
            <mrow>
              <mrow>
                <mo fence="true" form="prefix" stretchy="false">(</mo>
                <mrow>
                  <msub>
                    <mi>⍬</mi>
                    <mn>0</mn>
                  </msub>
                </mrow>
                <mo fence="true" form="postfix" stretchy="false">)</mo>
              </mrow>
              <mo stretchy="false">=</mo>
              <mfrac>
                <mrow>
                  <mrow>
                    <mn>2</mn>
                    <mo stretchy="false">∗</mo>
                    <msub>
                      <mi>y</mi>
                      <mn>0</mn>
                    </msub>
                  </mrow>
                  <mo stretchy="false">+</mo>
                  <mrow>
                    <mn>9.81</mn>
                    <mo stretchy="false">∗</mo>
                    <msup>
                      <mi>t</mi>
                      <mn>2</mn>
                    </msup>
                  </mrow>
                  <mo stretchy="false">+</mo>
                  <mrow>
                    <mn>2</mn>
                    <mo stretchy="false">∗</mo>
                    <mi>y</mi>
                  </mrow>
                </mrow>
                <mrow>
                  <mn>2</mn>
                  <mo stretchy="false">∗</mo>
                  <mi>t</mi>
                </mrow>
              </mfrac>
            </mrow>
          </mrow>
        </mtd>
      </mtr>
      <mtr>
        <mtd>
          <mrow>
            <mi>sin</mi>
            <mrow>
              <mrow>
                <mo fence="true" form="prefix" stretchy="false">(</mo>
                <mrow>
                  <msub>
                    <mi>⍬</mi>
                    <mn>0</mn>
                  </msub>
                </mrow>
                <mo fence="true" form="postfix" stretchy="false">)</mo>
              </mrow>
              <mo stretchy="false">=</mo>
              <mfrac>
                <mrow>
                  <mrow>
                    <mn>2</mn>
                    <mo stretchy="false">∗</mo>
                    <msub>
                      <mi>y</mi>
                      <mn>0</mn>
                    </msub>
                  </mrow>
                  <mo stretchy="false">+</mo>
                  <mrow>
                    <mn>9.81</mn>
                    <mo stretchy="false">∗</mo>
                    <msup>
                      <mi>t</mi>
                      <mn>2</mn>
                    </msup>
                  </mrow>
                  <mo stretchy="false">+</mo>
                  <mrow>
                    <mn>2</mn>
                    <mo stretchy="false">∗</mo>
                    <mi>y</mi>
                  </mrow>
                </mrow>
                <mrow>
                  <mn>2</mn>
                  <mo stretchy="false">∗</mo>
                  <mi>t</mi>
                  <mo stretchy="false">∗</mo>
                  <mi>v</mi>
                </mrow>
              </mfrac>
            </mrow>
          </mrow>
        </mtd>
      </mtr>
      <mtr>
        <mtd>
          <mrow/>
        </mtd>
      </mtr>
      <mtr>
        <mtd>
          <mrow>
            <mstyle mathsize="15pt">
              <mstyle mathvariant="bold">
                <munder accentunder="true">
                  <mi mathvariant="italic">Formula</mi>
                  <mo>̲</mo>
                </munder>
              </mstyle>
            </mstyle>
            <mi mathvariant="normal">:</mi>
          </mrow>
        </mtd>
      </mtr>
      <mtr>
        <mtd>
          <mrow>
            <mrow>
              <mi>⍬</mi>
              <mo stretchy="false">=</mo>
              <mi mathvariant="italic">asin</mi>
            </mrow>
            <mrow>
              <mo fence="true" form="prefix" stretchy="false">(</mo>
              <mrow>
                <mfrac>
                  <mrow>
                    <mrow>
                      <mn>2</mn>
                      <mo stretchy="false">∗</mo>
                      <msub>
                        <mi>y</mi>
                        <mn>0</mn>
                      </msub>
                    </mrow>
                    <mo stretchy="false">+</mo>
                    <mrow>
                      <mn>9.81</mn>
                      <mo stretchy="false">∗</mo>
                      <msup>
                        <mi>t</mi>
                        <mn>2</mn>
                      </msup>
                    </mrow>
                    <mo stretchy="false">+</mo>
                    <mrow>
                      <mn>2</mn>
                      <mo stretchy="false">∗</mo>
                      <mi>y</mi>
                    </mrow>
                  </mrow>
                  <mrow>
                    <mn>2</mn>
                    <mo stretchy="false">∗</mo>
                    <mi>t</mi>
                    <mo stretchy="false">∗</mo>
                    <mi>v</mi>
                  </mrow>
                </mfrac>
              </mrow>
              <mo fence="true" form="postfix" stretchy="false">)</mo>
            </mrow>
          </mrow>
        </mtd>
      </mtr>
    </mtable>
    <annotation encoding="StarMath 5.0">size 16 bold underline { 2^{nd} try: } newline
x = x_0 +¯v * t newline
v = {v_0 + v } over { 2 } newline
v = v_0 + a * t newline
x = x_0 + v_0*t + { 1 } over { 2 } * a * t^2 newline
v^2 = v_0^2 + 2 * a * (x − x_0) newline
newline
v_x = v * cos(⍬) newline
v_y = v * sin(⍬) newline
newline
y = y_0 + 1 over 2(v_0y + v_y) * t newline
v_y =v_0y − g * t newline
y = y_0 + v_0y*t − 1 over 2 * g * t^2 newline
v_y^2 = v_0y^2 − 2 * g * (y − y_0) newline
newline
size 15 bold underline { Hot rock projectile } newline
size 8 { "https://courses.lumenlearning.com/physics/chapter/3-4-projectile-motion/" } newline
bold underline Geg: newline
v_0 = 25 m wideslash s newline
⍬_0 = 35.0° newline
y_0 = 0m newline
y = -20m newline
bold underline Calculation: newline
y = y_0 + v_0y * t - 1 over 2  * g * t^2 newline
V_0y = v_0 * sin(⍬_0) = 25 m wideslash s * sin(35°) = 14.3 m wideslash s newline
-20m = 14.3 m wideslash s * t - 4.9 m wideslash s^2 * t^2 newline
newline
newline
y = y_0 + v_0y * t - { 9.81 * t^2 } over { 2 } newline
-v_0y * t = y_0 - { 9.81 * t^2 } over { 2 } - y newline
v_0y * t = -y_0 + { 9.81 * t^2 } over { 2 } + y newline
v_0y = { 2*y_0 + 9.81 * t^2 + 2*y } over { 2 * t } newline
v_0y = v * sin(⍬_0) newline
v * sin(⍬_0) = { 2*y_0 + 9.81 * t^2 + 2*y } over { 2 * t } newline
sin(⍬_0) = { 2*y_0 + 9.81 * t^2 + 2*y } over { 2 * t * v } newline
newline
size 15 bold underline Formula: newline
⍬= asin({ 2*y_0 + 9.81 * t^2 + 2*y } over { 2 * t * v }) newline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00:39:44.523283777</meta:creation-date>
    <dc:date>2022-05-06T08:19:03.445296130</dc:date>
    <meta:editing-duration>PT22H20M16S</meta:editing-duration>
    <meta:editing-cycles>10</meta:editing-cycles>
    <meta:generator>LibreOffice/7.3.2.2$Linux_X86_64 LibreOffice_project/30$Build-2</meta:generator>
  </office:meta>
</office:document-meta>
</file>